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ribun ADF Std" svg:font-family="'Tribun ADF Std'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252in" style:contextual-spacing="false" fo:orphans="2" fo:widows="2" fo:text-indent="0in" style:auto-text-indent="false"/>
      <style:text-properties fo:font-variant="normal" fo:text-transform="none" fo:color="#202124" loext:opacity="100%" style:font-name="Roboto" fo:font-size="16pt" fo:letter-spacing="normal" fo:font-style="normal" fo:font-weight="normal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.1252in" style:contextual-spacing="false" fo:orphans="2" fo:widows="2" fo:text-indent="0in" style:auto-text-indent="false"/>
      <style:text-properties fo:font-variant="normal" fo:text-transform="none" fo:color="#202124" loext:opacity="100%" style:font-name="Tribun ADF Std" fo:font-size="16pt" fo:letter-spacing="normal" fo:font-style="normal" fo:font-weight="normal" style:font-size-asian="16pt" style:font-size-complex="16pt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02124" loext:opacity="100%" style:font-name="Tribun ADF Std" fo:font-size="16pt" fo:letter-spacing="normal" fo:font-style="normal" fo:font-weight="normal" style:font-size-asian="16pt" style:font-size-complex="16pt"/>
    </style:style>
    <style:style style:name="P4" style:family="paragraph" style:parent-style-name="Standard">
      <style:text-properties style:font-name="Tribun ADF Std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h, yeah, I'll tell you somethin'<text:line-break/>I think you'll understand<text:line-break/>When I say that somethin'<text:line-break/>I want to hold your hand<text:line-break/>I want to hold your hand<text:line-break/>I want to hold your hand</text:p>
      <text:p text:style-name="P2">Oh, please, say to me<text:line-break/>You'll let me be your man<text:line-break/>And please, say to me<text:line-break/>You'll let me hold your hand<text:line-break/>You'll let me hold your hand<text:line-break/>I want to hold your hand</text:p>
      <text:p text:style-name="P2">And when I touch you<text:line-break/>I feel happy inside<text:line-break/>It's such a feelin' that my love<text:line-break/>I can't hide<text:line-break/>I can't hide<text:line-break/>I can't hi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Yeah, you got that somethin'<text:line-break/>I think you'll understand<text:line-break/>When I say that somethin'<text:line-break/>I want to hold your hand<text:line-break/>I want to hold your hand<text:line-break/>I want to hold your hand</text:p>
      <text:p text:style-name="P2">And when I touch you<text:line-break/>I feel happy inside<text:line-break/>It's such a feelin' that my love<text:line-break/>I can't hide<text:line-break/>I can't hide<text:line-break/>I can't hide</text:p>
      <text:p text:style-name="P3">Yeah, you got that somethin'<text:line-break/>I think you'll understand<text:line-break/>When I feel that somethin'<text:line-break/>I want to hold your hand<text:line-break/>I want to hold your hand<text:line-break/>I want to hold your hand<text:line-break/>I want to hold your hand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ribun ADF Std" svg:font-family="'Tribun ADF St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0:42:56.314621854</meta:creation-date>
    <meta:print-date>2023-06-25T10:45:46.290756340</meta:print-date>
    <dc:date>2023-06-25T11:00:33.560781508</dc:date>
    <meta:editing-duration>PT7M27S</meta:editing-duration>
    <meta:editing-cycles>1</meta:editing-cycles>
    <meta:document-statistic meta:table-count="0" meta:image-count="0" meta:object-count="0" meta:page-count="1" meta:paragraph-count="6" meta:word-count="187" meta:character-count="872" meta:non-whitespace-character-count="691"/>
    <meta:generator>LibreOffice/7.3.7.2$Linux_X86_64 LibreOffice_project/30$Build-2</meta:generator>
  </office:meta>
</office:document-meta>
</file>